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8db00" officeooo:paragraph-rsid="0018db00" style:font-size-asian="10.5pt" style:font-size-complex="12pt"/>
    </style:style>
    <style:style style:name="P2" style:family="paragraph" style:parent-style-name="Standard">
      <style:paragraph-properties fo:text-align="center" style:justify-single-word="false" fo:break-before="page"/>
      <style:text-properties fo:font-size="12pt" officeooo:rsid="0018db00" officeooo:paragraph-rsid="0018db00" style:font-size-asian="10.5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officeooo:rsid="0018db00" officeooo:paragraph-rsid="0018db00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8db00" officeooo:paragraph-rsid="0018db00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ituto Federal Campus São Paulo</text:p>
      <text:p text:style-name="P4">Desenvolvimento de Sistemas</text:p>
      <text:p text:style-name="P4"/>
      <text:p text:style-name="P4"/>
      <text:p text:style-name="P4"/>
      <text:p text:style-name="P4"/>
      <text:p text:style-name="P4"/>
      <text:p text:style-name="P4"/>
      <text:p text:style-name="P4">Mateus Hideki, Murilo Silva, Renan e Yuri</text:p>
      <text:p text:style-name="P4"/>
      <text:p text:style-name="P4"/>
      <text:p text:style-name="P4"/>
      <text:p text:style-name="P4"/>
      <text:p text:style-name="P4"/>
      <text:p text:style-name="P1">Calvice e seus tip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ão Paulo</text:p>
      <text:p text:style-name="P3"><text:soft-page-break/>2023</text:p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8:59:24.002146638</meta:creation-date>
    <dc:date>2023-05-10T09:26:40.275626366</dc:date>
    <meta:editing-duration>PT27M18S</meta:editing-duration>
    <meta:editing-cycles>1</meta:editing-cycles>
    <meta:document-statistic meta:table-count="0" meta:image-count="0" meta:object-count="0" meta:page-count="4" meta:paragraph-count="6" meta:word-count="22" meta:character-count="135" meta:non-whitespace-character-count="119"/>
    <meta:generator>LibreOffice/7.4.5.1$Linux_X86_64 LibreOffice_project/40$Build-1</meta:generator>
  </office:meta>
</office:document-meta>
</file>